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a0d5" officeooo:paragraph-rsid="000fa0d5"/>
    </style:style>
    <style:style style:name="P2" style:family="paragraph" style:parent-style-name="Standard">
      <style:paragraph-properties fo:text-align="justify" style:justify-single-word="false"/>
      <style:text-properties officeooo:rsid="000fa0d5" officeooo:paragraph-rsid="000fa0d5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fa0d5" officeooo:paragraph-rsid="000fa0d5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fa0d5" officeooo:paragraph-rsid="000fa0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fa0d5" officeooo:paragraph-rsid="000fa0d5" style:font-weight-asian="bold" style:font-weight-complex="bold"/>
    </style:style>
    <style:style style:name="T1" style:family="text">
      <style:text-properties officeooo:rsid="00137b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19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nuel d'utilisation : a</text:span>ide du programme <text:span text:style-name="T2">analog</text:span></text:p>
      <text:p text:style-name="P1"/>
      <text:p text:style-name="P4">NOM</text:p>
      <text:p text:style-name="P2"><text:tab/>analog - anal<text:span text:style-name="T3">y</text:span>se un fichier de log apache</text:p>
      <text:p text:style-name="P2"/>
      <text:p text:style-name="P4">SYNOPSIS</text:p>
      <text:p text:style-name="P2"><text:tab/>analog [OPTION] FICHIERLOG</text:p>
      <text:p text:style-name="P2"/>
      <text:p text:style-name="P4">DESCRIPTION</text:p>
      <text:p text:style-name="P2"><text:tab/>Affiche sur la sortie standard les dix documents les plus visités, par ordre décroissant.</text:p>
      <text:p text:style-name="P2"><text:tab/>Le FICHIERLOG doit se terminer par l'extension .log ou .txt.</text:p>
      <text:p text:style-name="P2"><text:tab/>Les arguments peuvent être écrit dans n'importe quel ordre.</text:p>
      <text:p text:style-name="P2"/>
      <text:p text:style-name="P2"/>
      <text:p text:style-name="P4">OPTION</text:p>
      <text:p text:style-name="P2"><text:tab/>-h</text:p>
      <text:p text:style-name="P2"><text:tab/><text:tab/>Affiche l'aide du programme analog.</text:p>
      <text:p text:style-name="P2"/>
      <text:p text:style-name="P2"><text:tab/>-x</text:p>
      <text:p text:style-name="P2"><text:tab/><text:tab/>Ignore les documents qui ont une extension de type image, css ou javascript.</text:p>
      <text:p text:style-name="P2"><text:tab/><text:tab/>Liste complète des extensions ignorées :</text:p>
      <text:p text:style-name="P2"><text:tab/><text:tab/><text:tab/>.css, .js, .png, .jpg, .jpeg, .bmp, .gif, .svg, .ico</text:p>
      <text:p text:style-name="P2"/>
      <text:p text:style-name="P2"><text:tab/>-g FICHIERGRAPH <text:s/></text:p>
      <text:p text:style-name="P2"><text:tab/><text:tab/>Génère un fichier FICHIERGRAPH au format GraphViz. Ce document contient tous les <text:tab/><text:tab/>noeuds et arcs, ainsi que le nombre de parcours.</text:p>
      <text:p text:style-name="P2"><text:tab/><text:tab/>FICHIERGRAPH doit se finir par .dot.</text:p>
      <text:p text:style-name="P2"><text:tab/><text:tab/>Si FICHIERGRAPH existe, il est écrasé et remplacé par le nouveau fichier.</text:p>
      <text:p text:style-name="P2"/>
      <text:p text:style-name="P2"><text:tab/>-t HEURE</text:p>
      <text:p text:style-name="P2"><text:tab/><text:tab/>Le programme ne prend que en compte les hits effectue dans l'intervalle de HEURE à <text:tab/><text:tab/><text:tab/>HEURE+1.</text:p>
      <text:p text:style-name="P2"><text:tab/><text:tab/>HEURE est un entier compris entre 0 et 23 (inclus).</text:p>
      <text:p text:style-name="P2"/>
      <text:p text:style-name="P2"><text:tab/>-i</text:p>
      <text:p text:style-name="P2"><text:tab/><text:tab/>Mode interne. Le programme n'affiche que les navigations internes du site web. Les accès <text:tab/><text:tab/>depuis l'extérieur ou autres seront inutiles.</text:p>
      <text:p text:style-name="P2"/>
      <text:p text:style-name="P2"><text:tab/>-o <text:s/></text:p>
      <text:p text:style-name="P2"><text:tab/><text:tab/>Open. Génere l'image (en format .png) correspondant au graphe obtenu par l'option -g, et <text:tab/><text:tab/>l'affiche.</text:p>
      <text:p text:style-name="P2"><text:tab/><text:tab/>Nécessite que l'utilitaire 'dot' et 'shotwell' soit installés sur le poste de travail.</text:p>
      <text:p text:style-name="P2"><text:tab/><text:tab/>Cette option sera ignorée si l'option -g n'est pas présente.</text:p>
      <text:p text:style-name="P2"><text:tab/><text:tab/>La génération d'image peut devenir longue selon la taille du graphe généré.</text:p>
      <text:p text:style-name="P2"/>
      <text:p text:style-name="P2"><text:tab/>-l NBLINKS=10</text:p>
      <text:p text:style-name="P2"><text:tab/><text:tab/>Affiche les NBLINKS liens les plus visités sur le site.</text:p>
      <text:p text:style-name="P2"><text:tab/><text:tab/>NBLINKS doit être supérieur ou égale à 0. Par défaut, celui-ci est à 10.</text:p>
      <text:p text:style-name="P2"/>
      <text:p text:style-name="P2"/>
      <text:p text:style-name="P4">AUTHOR</text:p>
      <text:p text:style-name="P2">Ecrit par Loïc Touzard et David Wobrock (201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96cm" fo:margin-bottom="0.951cm" fo:margin-left="1.667cm" fo:margin-right="1.6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obrock</meta:initial-creator>
    <meta:creation-date>2014-12-13T13:49:07.657364821</meta:creation-date>
    <meta:generator>LibreOffice/4.2.7.2$Linux_X86_64 LibreOffice_project/420$Build-2</meta:generator>
    <dc:date>2014-12-15T10:02:22.903634405</dc:date>
    <meta:editing-duration>PT11M50S</meta:editing-duration>
    <meta:editing-cycles>17</meta:editing-cycles>
    <meta:document-statistic meta:table-count="0" meta:image-count="0" meta:object-count="0" meta:page-count="1" meta:paragraph-count="35" meta:word-count="266" meta:character-count="1668" meta:non-whitespace-character-count="1379"/>
  </office:meta>
</office:document-meta>
</file>